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4.331cm" fo:min-width="8.391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1.533cm"/>
    </style:style>
    <style:style style:name="gr3" style:family="graphic" style:parent-style-name="standard">
      <style:graphic-properties draw:textarea-horizontal-align="justify" draw:textarea-vertical-align="middle" draw:auto-grow-height="false" fo:min-height="0.24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0.008cm"/>
    </style:style>
    <style:style style:name="gr5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svg:stroke-width="0.028cm" svg:stroke-color="#ff0000" draw:marker-start-width="0.242cm" draw:marker-end-width="0.242cm" draw:fill-color="#ff0000" draw:textarea-vertical-align="middle" draw:auto-grow-height="false" fo:min-height="1.246cm" fo:min-width="2.266cm" fo:padding-top="0.139cm" fo:padding-bottom="0.139cm" fo:padding-left="0.264cm" fo:padding-right="0.264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standard">
      <style:graphic-properties draw:stroke="none" svg:stroke-width="0.035cm" svg:stroke-color="#00cc00" draw:marker-start-width="0.252cm" draw:marker-end-width="0.252cm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objectwithoutfill">
      <style:graphic-properties svg:stroke-width="0.053cm" svg:stroke-color="#00cc00" draw:marker-start="Circle" draw:marker-start-width="0.279cm" draw:marker-end="Arrow" draw:marker-end-width="0.352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0.475cm" fo:min-width="0cm"/>
    </style:style>
    <style:style style:name="gr11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1.079cm" fo:min-width="0cm"/>
    </style:style>
    <style:style style:name="gr13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1.189cm" fo:min-width="0cm"/>
    </style:style>
    <style:style style:name="gr14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0.699cm" fo:min-width="0cm"/>
    </style:style>
    <style:style style:name="gr15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0.585cm" fo:min-width="0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573cm" svg:height="6.477cm" svg:x="11.014cm" svg:y="7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032cm" svg:height="3.048cm" svg:x="2.696cm" svg:y="16.2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2.032cm" svg:height="3.048cm" draw:transform="rotate (2.35619449019234) translate (7.862cm 10.96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2.032cm" svg:height="3.048cm" draw:transform="rotate (2.35619449019234) translate (16.697cm 12.594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2.032cm" svg:height="3.048cm" draw:transform="rotate (2.35619449019234) translate (7.662cm 16.16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2.032cm" svg:height="3.048cm" draw:transform="rotate (-1.5707963267949) translate (14.57cm 9.42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2.032cm" svg:height="3.048cm" draw:transform="rotate (-1.5707963267949) translate (22.898cm 9.52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2" draw:layer="layout" svg:width="0.508cm" svg:height="1.524cm" draw:transform="rotate (-1.5707963267949) translate (25.873cm 10.13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0.508cm" svg:height="1.524cm" draw:transform="rotate (1.5707963267949) translate (24.349cm 11.206cm)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line draw:style-name="gr5" draw:text-style-name="P3" draw:layer="layout" svg:x1="7.35cm" svg:y1="13.719cm" svg:x2="3.794cm" svg:y2="13.719cm">
            <text:p/>
          </draw:line>
          <draw:line draw:style-name="gr5" draw:text-style-name="P3" draw:layer="layout" svg:x1="3.721cm" svg:y1="16.767cm" svg:x2="3.721cm" svg:y2="13.592cm">
            <text:p/>
          </draw:line>
          <draw:line draw:style-name="gr5" draw:text-style-name="P3" draw:layer="layout" svg:x1="8.801cm" svg:y1="13.211cm" svg:x2="8.801cm" svg:y2="10.036cm">
            <text:p/>
          </draw:line>
          <draw:line draw:style-name="gr5" draw:text-style-name="P3" draw:layer="layout" svg:x1="14.135cm" svg:y1="10.444cm" svg:x2="16.04cm" svg:y2="10.444cm">
            <text:p/>
          </draw:line>
          <draw:line draw:style-name="gr5" draw:text-style-name="P3" draw:layer="layout" svg:x1="11.595cm" svg:y1="10.417cm" svg:x2="9.35cm" svg:y2="8.172cm">
            <text:p/>
          </draw:line>
          <draw:line draw:style-name="gr5" draw:text-style-name="P3" draw:layer="layout" svg:x1="18.072cm" svg:y1="10.417cm" svg:x2="19.977cm" svg:y2="10.417cm">
            <text:p/>
          </draw:line>
          <draw:line draw:style-name="gr5" draw:text-style-name="P3" draw:layer="layout" svg:x1="22.517cm" svg:y1="10.671cm" svg:x2="24.422cm" svg:y2="10.671cm">
            <text:p/>
          </draw:line>
          <draw:custom-shape draw:style-name="gr6" draw:text-style-name="P4" draw:layer="layout" svg:width="2.794cm" svg:height="1.524cm" svg:x="2.297cm" svg:y="15.697cm">
            <text:p/>
            <draw:enhanced-geometry svg:viewBox="0 0 21600 21600" draw:text-areas="0 0 21600 21600" draw:mirror-horizontal="true" draw:type="circular-arrow" draw:modifiers="180 5.18852820955658 8302.8444830225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4" draw:layer="layout" svg:width="2.794cm" svg:height="1.524cm" draw:transform="rotate (0.785398163397448) translate (7.652cm 8.71cm)">
            <text:p/>
            <draw:enhanced-geometry svg:viewBox="0 0 21600 21600" draw:text-areas="0 0 21600 21600" draw:mirror-horizontal="true" draw:type="circular-arrow" draw:modifiers="180 5.18852820955658 8302.8444830225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4" draw:layer="layout" svg:width="2.794cm" svg:height="1.524cm" draw:transform="rotate (0.785398163397448) translate (7.304cm 13.939cm)">
            <text:p/>
            <draw:enhanced-geometry svg:viewBox="0 0 21600 21600" draw:text-areas="0 0 21600 21600" draw:mirror-horizontal="true" draw:type="circular-arrow" draw:modifiers="180 5.18852820955658 8302.8444830225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4" draw:layer="layout" svg:width="2.794cm" svg:height="1.524cm" draw:transform="rotate (-1.5707963267949) translate (14.897cm 9.02cm)">
            <text:p/>
            <draw:enhanced-geometry svg:viewBox="0 0 21600 21600" draw:text-areas="0 0 21600 21600" draw:mirror-horizontal="true" draw:type="circular-arrow" draw:modifiers="180 5.18852820955658 8302.8444830225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4" draw:layer="layout" svg:width="2.794cm" svg:height="1.524cm" draw:transform="rotate (0.785398163397448) translate (16.415cm 10.356cm)">
            <text:p/>
            <draw:enhanced-geometry svg:viewBox="0 0 21600 21600" draw:text-areas="0 0 21600 21600" draw:mirror-horizontal="true" draw:type="circular-arrow" draw:modifiers="180 5.18852820955658 8302.8444830225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4" draw:layer="layout" svg:width="2.794cm" svg:height="1.524cm" draw:transform="rotate (-1.5707963267949) translate (23.206cm 9.147cm)">
            <text:p/>
            <draw:enhanced-geometry svg:viewBox="0 0 21600 21600" draw:text-areas="0 0 21600 21600" draw:mirror-horizontal="true" draw:type="circular-arrow" draw:modifiers="180 5.18852820955658 8302.8444830225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measure draw:style-name="gr7" draw:text-style-name="P2" draw:layer="layout" svg:x1="3.521cm" svg:y1="6.367cm" svg:x2="8.728cm" svg:y2="6.367cm">
            <text:p text:style-name="P5">a1</text:p>
          </draw:measure>
          <draw:measure draw:style-name="gr7" draw:text-style-name="P2" draw:layer="measurelines" svg:x1="8.763cm" svg:y1="6.364cm" svg:x2="17.272cm" svg:y2="6.364cm">
            <text:p text:style-name="P5">d4</text:p>
          </draw:measure>
          <draw:measure draw:style-name="gr7" draw:text-style-name="P2" draw:layer="measurelines" svg:x1="17.272cm" svg:y1="6.364cm" svg:x2="24.257cm" svg:y2="6.364cm">
            <text:p text:style-name="P5">D6</text:p>
          </draw:measure>
          <draw:measure draw:style-name="gr7" draw:text-style-name="P2" draw:layer="measurelines" svg:x1="2.424cm" svg:y1="19.053cm" svg:x2="2.424cm" svg:y2="13.719cm">
            <text:p text:style-name="P5">d1</text:p>
          </draw:measure>
          <draw:measure draw:style-name="gr7" draw:text-style-name="P2" draw:layer="measurelines" svg:x1="2.442cm" svg:y1="13.746cm" svg:x2="2.442cm" svg:y2="9.047cm">
            <text:p text:style-name="P5">a2</text:p>
          </draw:measure>
          <draw:measure draw:style-name="gr7" draw:text-style-name="P2" draw:layer="measurelines" svg:x1="15.951cm" svg:y1="10.317cm" svg:x2="15.951cm" svg:y2="8.031cm">
            <text:p text:style-name="P5">a3</text:p>
          </draw:measure>
          <draw:g>
            <draw:frame draw:style-name="gr8" draw:text-style-name="P7" draw:layer="layout" svg:width="0.951cm" svg:height="0.725cm" svg:x="4.856cm" svg:y="13.841cm">
              <draw:text-box>
                <text:p text:style-name="P6">x1</text:p>
              </draw:text-box>
            </draw:frame>
            <draw:g>
              <draw:line draw:style-name="gr9" draw:text-style-name="P3" draw:layer="layout" svg:x1="3.648cm" svg:y1="13.714cm" svg:x2="5.68cm" svg:y2="13.714cm">
                <text:p/>
              </draw:line>
              <draw:line draw:style-name="gr9" draw:text-style-name="P3" draw:layer="layout" svg:x1="3.775cm" svg:y1="13.746cm" svg:x2="3.775cm" svg:y2="11.714cm">
                <text:p/>
              </draw:line>
              <draw:line draw:style-name="gr9" draw:text-style-name="P3" draw:layer="layout" svg:x1="3.736cm" svg:y1="13.754cm" svg:x2="5.173cm" svg:y2="12.317cm">
                <text:p/>
              </draw:line>
              <draw:frame draw:style-name="gr10" draw:text-style-name="P7" draw:layer="layout" svg:width="0.951cm" svg:height="0.725cm" svg:x="3.757cm" svg:y="11.742cm">
                <draw:text-box>
                  <text:p text:style-name="P6">z1</text:p>
                </draw:text-box>
              </draw:frame>
              <draw:frame draw:style-name="gr10" draw:text-style-name="P7" draw:layer="layout" svg:width="0.951cm" svg:height="0.725cm" svg:x="4.857cm" svg:y="12.342cm">
                <draw:text-box>
                  <text:p text:style-name="P6">y1</text:p>
                </draw:text-box>
              </draw:frame>
            </draw:g>
          </draw:g>
          <draw:g>
            <draw:line draw:style-name="gr9" draw:text-style-name="P3" draw:layer="layout" svg:x1="8.669cm" svg:y1="13.746cm" svg:x2="10.701cm" svg:y2="13.746cm">
              <text:p/>
            </draw:line>
            <draw:line draw:style-name="gr9" draw:text-style-name="P3" draw:layer="layout" svg:x1="8.796cm" svg:y1="13.778cm" svg:x2="8.796cm" svg:y2="11.746cm">
              <text:p/>
            </draw:line>
            <draw:line draw:style-name="gr9" draw:text-style-name="P3" draw:layer="layout" svg:x1="8.836cm" svg:y1="13.612cm" svg:x2="7.399cm" svg:y2="15.049cm">
              <text:p/>
            </draw:line>
            <draw:frame draw:style-name="gr10" draw:text-style-name="P7" draw:layer="layout" svg:width="0.951cm" svg:height="0.725cm" svg:x="9.877cm" svg:y="13.873cm">
              <draw:text-box>
                <text:p text:style-name="P6">x2</text:p>
              </draw:text-box>
            </draw:frame>
            <draw:frame draw:style-name="gr10" draw:text-style-name="P7" draw:layer="layout" svg:width="0.951cm" svg:height="0.725cm" svg:x="8.778cm" svg:y="11.774cm">
              <draw:text-box>
                <text:p text:style-name="P6">y2</text:p>
              </draw:text-box>
            </draw:frame>
            <draw:frame draw:style-name="gr11" draw:text-style-name="P7" draw:layer="layout" svg:width="0.951cm" svg:height="0.725cm" svg:x="7.878cm" svg:y="14.399cm">
              <draw:text-box>
                <text:p text:style-name="P6">z2</text:p>
              </draw:text-box>
            </draw:frame>
          </draw:g>
          <draw:g>
            <draw:line draw:style-name="gr9" draw:text-style-name="P3" draw:layer="layout" svg:x1="8.474cm" svg:y1="9.447cm" svg:x2="10.506cm" svg:y2="9.447cm">
              <text:p/>
            </draw:line>
            <draw:line draw:style-name="gr9" draw:text-style-name="P3" draw:layer="layout" svg:x1="8.601cm" svg:y1="9.479cm" svg:x2="8.601cm" svg:y2="7.447cm">
              <text:p/>
            </draw:line>
            <draw:line draw:style-name="gr9" draw:text-style-name="P3" draw:layer="layout" svg:x1="8.641cm" svg:y1="9.313cm" svg:x2="7.204cm" svg:y2="10.75cm">
              <text:p/>
            </draw:line>
            <draw:frame draw:style-name="gr10" draw:text-style-name="P7" draw:layer="layout" svg:width="0.951cm" svg:height="0.725cm" svg:x="9.682cm" svg:y="9.574cm">
              <draw:text-box>
                <text:p text:style-name="P6">y3</text:p>
              </draw:text-box>
            </draw:frame>
            <draw:frame draw:style-name="gr10" draw:text-style-name="P7" draw:layer="layout" svg:width="0.951cm" svg:height="0.725cm" svg:x="7.783cm" svg:y="8.075cm">
              <draw:text-box>
                <text:p text:style-name="P6">x3</text:p>
              </draw:text-box>
            </draw:frame>
            <draw:frame draw:style-name="gr11" draw:text-style-name="P7" draw:layer="layout" svg:width="0.951cm" svg:height="0.725cm" svg:x="7.083cm" svg:y="9.6cm">
              <draw:text-box>
                <text:p text:style-name="P6">z3</text:p>
              </draw:text-box>
            </draw:frame>
          </draw:g>
          <draw:g>
            <draw:line draw:style-name="gr9" draw:text-style-name="P3" draw:layer="layout" svg:x1="17.237cm" svg:y1="10.412cm" svg:x2="19.269cm" svg:y2="10.412cm">
              <text:p/>
            </draw:line>
            <draw:line draw:style-name="gr9" draw:text-style-name="P3" draw:layer="layout" svg:x1="17.364cm" svg:y1="10.444cm" svg:x2="17.364cm" svg:y2="8.412cm">
              <text:p/>
            </draw:line>
            <draw:line draw:style-name="gr9" draw:text-style-name="P3" draw:layer="layout" svg:x1="17.404cm" svg:y1="10.278cm" svg:x2="15.967cm" svg:y2="11.715cm">
              <text:p/>
            </draw:line>
            <draw:frame draw:style-name="gr10" draw:text-style-name="P7" draw:layer="layout" svg:width="0.951cm" svg:height="0.725cm" svg:x="17.545cm" svg:y="10.439cm">
              <draw:text-box>
                <text:p text:style-name="P6">y5</text:p>
              </draw:text-box>
            </draw:frame>
            <draw:frame draw:style-name="gr10" draw:text-style-name="P7" draw:layer="layout" svg:width="0.951cm" svg:height="0.725cm" svg:x="16.646cm" svg:y="9.44cm">
              <draw:text-box>
                <text:p text:style-name="P6">x5</text:p>
              </draw:text-box>
            </draw:frame>
            <draw:frame draw:style-name="gr11" draw:text-style-name="P7" draw:layer="layout" svg:width="0.951cm" svg:height="0.725cm" svg:x="15.846cm" svg:y="10.565cm">
              <draw:text-box>
                <text:p text:style-name="P6">z5</text:p>
              </draw:text-box>
            </draw:frame>
          </draw:g>
          <draw:g>
            <draw:line draw:style-name="gr9" draw:text-style-name="P3" draw:layer="layout" svg:x1="24.37cm" svg:y1="10.739cm" svg:x2="26.402cm" svg:y2="10.739cm">
              <text:p/>
            </draw:line>
            <draw:line draw:style-name="gr9" draw:text-style-name="P3" draw:layer="layout" svg:x1="24.497cm" svg:y1="10.771cm" svg:x2="24.497cm" svg:y2="8.739cm">
              <text:p/>
            </draw:line>
            <draw:line draw:style-name="gr9" draw:text-style-name="P3" draw:layer="layout" svg:x1="24.537cm" svg:y1="10.605cm" svg:x2="23.1cm" svg:y2="12.042cm">
              <text:p/>
            </draw:line>
            <draw:frame draw:style-name="gr12" draw:text-style-name="P7" draw:layer="layout" svg:width="1.449cm" svg:height="1.329cm" svg:x="25.778cm" svg:y="10.666cm">
              <draw:text-box>
                <text:p text:style-name="P6">zG (xG)</text:p>
              </draw:text-box>
            </draw:frame>
            <draw:frame draw:style-name="gr13" draw:text-style-name="P7" draw:layer="layout" svg:width="1.459cm" svg:height="1.439cm" svg:x="23.179cm" svg:y="8.267cm">
              <draw:text-box>
                <text:p text:style-name="P6">xG (zG)</text:p>
              </draw:text-box>
            </draw:frame>
            <draw:frame draw:style-name="gr14" draw:text-style-name="P7" draw:layer="layout" svg:width="1.116cm" svg:height="0.949cm" svg:x="22.979cm" svg:y="11.792cm">
              <draw:text-box>
                <text:p text:style-name="P6">yG</text:p>
              </draw:text-box>
            </draw:frame>
            <draw:line draw:style-name="gr9" draw:text-style-name="P3" draw:layer="layout" svg:x1="24.437cm" svg:y1="10.699cm" svg:x2="25.874cm" svg:y2="9.262cm">
              <text:p/>
            </draw:line>
            <draw:frame draw:style-name="gr15" draw:text-style-name="P7" draw:layer="layout" svg:width="1.51cm" svg:height="0.835cm" svg:x="25.379cm" svg:y="8.593cm">
              <draw:text-box>
                <text:p text:style-name="P6">(yG)</text:p>
              </draw:text-box>
            </draw:frame>
          </draw:g>
          <draw:frame draw:style-name="gr16" draw:text-style-name="P2" draw:layer="layout" svg:width="0.682cm" svg:height="0.47cm" svg:x="2.041cm" svg:y="16.759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6" draw:text-style-name="P2" draw:layer="layout" svg:width="0.687cm" svg:height="0.47cm" svg:x="7.143cm" svg:y="12.70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6" draw:text-style-name="P2" draw:layer="layout" svg:width="0.695cm" svg:height="0.47cm" svg:x="7.411cm" svg:y="7.523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6" draw:text-style-name="P2" draw:layer="layout" svg:width="0.716cm" svg:height="0.47cm" svg:x="14.396cm" svg:y="11.62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6" draw:text-style-name="P2" draw:layer="layout" svg:width="0.691cm" svg:height="0.47cm" svg:x="16.148cm" svg:y="9.047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6" draw:text-style-name="P2" draw:layer="layout" svg:width="0.699cm" svg:height="0.47cm" svg:x="21.744cm" svg:y="11.879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17" draw:text-style-name="P8" draw:layer="layout" svg:width="4.752cm" svg:height="0.962cm" svg:x="14.824cm" svg:y="12.53cm">
            <draw:text-box>
              <text:p>Spherical Wrist</text:p>
            </draw:text-box>
          </draw:frame>
        </draw:g>
        <draw:frame draw:style-name="gr17" draw:text-style-name="P10" draw:layer="layout" svg:width="4.583cm" svg:height="0.839cm" svg:x="22.198cm" svg:y="19.542cm">
          <draw:text-box>
            <text:p text:style-name="P9"><text:span text:style-name="T1">JoshSchertz.com</text:span></text:p>
          </draw:text-box>
        </draw:frame>
        <draw:g>
          <draw:frame draw:style-name="gr17" draw:text-style-name="P11" draw:layer="layout" svg:width="14.455cm" svg:height="1.352cm" svg:x="6.743cm" svg:y="1.116cm">
            <draw:text-box>
              <text:p><text:span text:style-name="T2">Kuka KR210 6 DoF Manipulator</text:span></text:p>
            </draw:text-box>
          </draw:frame>
          <draw:frame draw:style-name="gr17" draw:text-style-name="P13" draw:layer="layout" svg:width="10.421cm" svg:height="1.119cm" svg:x="8.76cm" svg:y="2.416cm">
            <draw:text-box>
              <text:p text:style-name="P12"><text:span text:style-name="T3">Denavit-</text:span><text:span text:style-name="T3">Hartenberg </text:span><text:span text:style-name="T3">Diagram</text:span></text:p>
            </draw:text-box>
          </draw:frame>
          <draw:frame draw:style-name="gr17" draw:text-style-name="P10" draw:layer="layout" svg:width="4.583cm" svg:height="0.839cm" svg:x="11.679cm" svg:y="3.648cm">
            <draw:text-box>
              <text:p text:style-name="P9"><text:span text:style-name="T1">J</text:span><text:span text:style-name="T1">o</text:span><text:span text:style-name="T1">s</text:span><text:span text:style-name="T1">h</text:span><text:span text:style-name="T1">S</text:span><text:span text:style-name="T1">c</text:span><text:span text:style-name="T1">h</text:span><text:span text:style-name="T1">e</text:span><text:span text:style-name="T1">rt</text:span><text:span text:style-name="T1">z.</text:span><text:span text:style-name="T1">c</text:span><text:span text:style-name="T1">o</text:span><text:span text:style-name="T1">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3:09:23.855250348</meta:creation-date>
    <dc:date>2017-07-17T16:24:42.257485588</dc:date>
    <meta:editing-duration>PT1H17M35S</meta:editing-duration>
    <meta:editing-cycles>5</meta:editing-cycles>
    <meta:generator>LibreOffice/5.1.6.2$Linux_X86_64 LibreOffice_project/10m0$Build-2</meta:generator>
    <meta:document-statistic meta:object-count="79"/>
  </office:meta>
</office:document-meta>
</file>

<file path=Object 1/content.xml><?xml version="1.0" encoding="utf-8"?>
<math xmlns="http://www.w3.org/1998/Math/MathML" display="block">
  <semantics>
    <mrow>
      <mi mathvariant="normal">θ</mi>
      <mn>1</mn>
    </mrow>
    <annotation encoding="StarMath 5.0">%theta 1</annotation>
  </semantics>
</math>
</file>

<file path=Object 2/content.xml><?xml version="1.0" encoding="utf-8"?>
<math xmlns="http://www.w3.org/1998/Math/MathML" display="block">
  <semantics>
    <mrow>
      <mi mathvariant="normal">θ</mi>
      <mn>2</mn>
    </mrow>
    <annotation encoding="StarMath 5.0">%theta 2</annotation>
  </semantics>
</math>
</file>

<file path=Object 3/content.xml><?xml version="1.0" encoding="utf-8"?>
<math xmlns="http://www.w3.org/1998/Math/MathML" display="block">
  <semantics>
    <mrow>
      <mi mathvariant="normal">θ</mi>
      <mn>3</mn>
    </mrow>
    <annotation encoding="StarMath 5.0">%theta 3</annotation>
  </semantics>
</math>
</file>

<file path=Object 4/content.xml><?xml version="1.0" encoding="utf-8"?>
<math xmlns="http://www.w3.org/1998/Math/MathML" display="block">
  <semantics>
    <mrow>
      <mi mathvariant="normal">θ</mi>
      <mn>4</mn>
    </mrow>
    <annotation encoding="StarMath 5.0">%theta 4</annotation>
  </semantics>
</math>
</file>

<file path=Object 5/content.xml><?xml version="1.0" encoding="utf-8"?>
<math xmlns="http://www.w3.org/1998/Math/MathML" display="block">
  <semantics>
    <mrow>
      <mi mathvariant="normal">θ</mi>
      <mn>5</mn>
    </mrow>
    <annotation encoding="StarMath 5.0">%theta 5</annotation>
  </semantics>
</math>
</file>

<file path=Object 6/content.xml><?xml version="1.0" encoding="utf-8"?>
<math xmlns="http://www.w3.org/1998/Math/MathML" display="block">
  <semantics>
    <mrow>
      <mi mathvariant="normal">θ</mi>
      <mn>6</mn>
    </mrow>
    <annotation encoding="StarMath 5.0">%theta 6</annotation>
  </semantics>
</math>
</file>